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1.5707963267949" calcext:value-type="float">
            <text:p>1.570796326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180/[.B2]))" office:value-type="float" office:value="23.504427262715" calcext:value-type="float">
            <text:p>23.504427262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8]*COS([.E5]))+[.B5]" office:value-type="float" office:value="73.504427262715" calcext:value-type="float">
            <text:p>73.504427262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9]*SIN([.E5]))+[.B6]" office:value-type="float" office:value="50" calcext:value-type="float">
            <text:p>50</text:p>
          </table:table-cell>
          <table:table-cell/>
        </table:table-row>
      </table:table>
      <table:table table:name="calc" table:style-name="ta1">
        <table:shapes>
          <draw:frame draw:z-index="0" draw:style-name="gr1" draw:text-style-name="P1" svg:width="13.904cm" svg:height="13.642cm" svg:x="15.753cm" svg:y="0.16c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1.5707963267949" calcext:value-type="float">
            <text:p>1.57079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6]*[Child.E4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0.374999999999999" calcext:value-type="float">
            <text:p>0.375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3.504427262715" calcext:value-type="float">
            <text:p>73.5044272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3.504427262715" calcext:value-type="float">
            <text:p>73.504427262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[Parent.E7]" office:value-type="float" office:value="1.5707963267949" calcext:value-type="float">
            <text:p>1.57079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[.B7]*(PAFF+1)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6.28318530717959" calcext:value-type="float">
            <text:p>6.2831853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AND         ([.B4] &lt;= [.B19]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IF(   onCorner=1   ;   ParentWidth   ;   ParentWidth - ((ParentWidth*(PAFF + 1))  -  (childWidth*CAFF))    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POWER(parentRadius;2)+POWER([.$B$24];2) - (2 * parentRadius * [.$B$24] * COS(RADIANS(180/ParentFaces))))" office:value-type="float" office:value="16.6989192400918" calcext:value-type="float">
            <text:p>16.6989192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RADIANS(360/ParentFaces))*MIN([.B24];parentRadius))/[.B25])" office:value-type="float" office:value="1.1157979121149" calcext:value-type="float">
            <text:p>1.1157979121</text:p>
          </table:table-cell>
          <table:table-cell table:formula="of:=DEGREES([.B26])" office:value-type="float" office:value="63.9305111536927" calcext:value-type="float">
            <text:p>63.9305111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27])" office:value-type="float" office:value="1.24039657807745" calcext:value-type="float">
            <text:p>1.2403965781</text:p>
          </table:table-cell>
          <table:table-cell table:formula="of:=180 - (180/ParentFaces) - [.C26]" office:value-type="float" office:value="71.0694888463073" calcext:value-type="float">
            <text:p>71.0694888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([Parent.B3]/2);[.B26];[.B27])" office:value-type="float" office:value="1.1157979121149" calcext:value-type="float">
            <text:p>1.1157979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1.1157979121149" calcext:value-type="float">
            <text:p>1.1157979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57.338521907517" calcext:value-type="float">
            <text:p>57.3385219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65" calcext:value-type="float">
            <text:p>65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6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2]) * ParentInternalAngle))) + parentX" office:value-type="float" office:value="73.504427262715" calcext:value-type="float">
            <text:p>73.5044272627</text:p>
          </table:table-cell>
          <table:table-cell table:formula="of:=([Parent.$E$8]*SIN(parentRadians + ((PAFF+[.D2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3]) * ParentInternalAngle))) + parentX" office:value-type="float" office:value="50" calcext:value-type="float">
            <text:p>50</text:p>
          </table:table-cell>
          <table:table-cell table:formula="of:=([Parent.$E$8]*SIN(parentRadians + ((PAFF+[.D3]) *ParentInternalAngle))) + parentY" office:value-type="float" office:value="73.504427262715" calcext:value-type="float">
            <text:p>73.5044272627</text:p>
          </table:table-cell>
          <table:table-cell table:formula="of:=[.D2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4]) * ParentInternalAngle))) + parentX" office:value-type="float" office:value="26.495572737285" calcext:value-type="float">
            <text:p>26.4955727373</text:p>
          </table:table-cell>
          <table:table-cell table:formula="of:=([Parent.$E$8]*SIN(parentRadians + ((PAFF+[.D4]) *ParentInternalAngle))) + parentY" office:value-type="float" office:value="50" calcext:value-type="float">
            <text:p>50</text:p>
          </table:table-cell>
          <table:table-cell table:formula="of:=[.D3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5]) * ParentInternalAngle))) + parentX" office:value-type="float" office:value="50" calcext:value-type="float">
            <text:p>50</text:p>
          </table:table-cell>
          <table:table-cell table:formula="of:=([Parent.$E$8]*SIN(parentRadians + ((PAFF+[.D5]) *ParentInternalAngle))) + parentY" office:value-type="float" office:value="26.495572737285" calcext:value-type="float">
            <text:p>26.4955727373</text:p>
          </table:table-cell>
          <table:table-cell table:formula="of:=[.D4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6]) * ParentInternalAngle))) + parentX" office:value-type="float" office:value="73.504427262715" calcext:value-type="float">
            <text:p>73.5044272627</text:p>
          </table:table-cell>
          <table:table-cell table:formula="of:=([Parent.$E$8]*SIN(parentRadians + ((PAFF+[.D6]) *ParentInternalAngle))) + parentY" office:value-type="float" office:value="50" calcext:value-type="float">
            <text:p>50</text:p>
          </table:table-cell>
          <table:table-cell table:formula="of:=[.D5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7]) * ParentInternalAngle))) + parentX" office:value-type="float" office:value="50" calcext:value-type="float">
            <text:p>50</text:p>
          </table:table-cell>
          <table:table-cell table:formula="of:=([Parent.$E$8]*SIN(parentRadians + ((PAFF+[.D7]) *ParentInternalAngle))) + parentY" office:value-type="float" office:value="73.504427262715" calcext:value-type="float">
            <text:p>73.5044272627</text:p>
          </table:table-cell>
          <table:table-cell table:formula="of:=[.D6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57.338521907517" calcext:value-type="float">
            <text:p>57.3385219075</text:p>
          </table:table-cell>
          <table:table-cell table:formula="of:=[calc.B31]" office:value-type="float" office:value="65" calcext:value-type="float">
            <text:p>65</text:p>
          </table:table-cell>
          <table:table-cell/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9">00/00/0000</text:date>, <text:time style:data-style-name="N2" text:time-value="13:27:24.588785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9T14:21:35.739293215</dc:date>
    <meta:editing-duration>PT5H40M13S</meta:editing-duration>
    <meta:editing-cycles>26</meta:editing-cycles>
    <meta:generator>LibreOffice/4.2.8.2$Linux_X86_64 LibreOffice_project/420m0$Build-2</meta:generator>
    <meta:document-statistic meta:table-count="5" meta:cell-count="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338521907517">
                <text:p>57.338521907517</text:p>
                <draw:g>
                  <svg:desc>Graph.B8:Graph.B8</svg:desc>
                </draw:g>
              </table:table-cell>
              <table:table-cell office:value-type="float" office:value="65">
                <text:p>65</text:p>
                <draw:g>
                  <svg:desc>Graph.C8:Graph.C8</svg:desc>
                </draw:g>
              </table:table-cell>
              <table:table-cell office:value-type="float" office:value="73.504427262715">
                <text:p>73.504427262715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Graph.B3:Graph.B7</svg:desc>
                </draw:g>
              </table:table-cell>
              <table:table-cell office:value-type="float" office:value="73.504427262715">
                <text:p>73.504427262715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338521907517">
                <text:p>57.338521907517</text:p>
                <draw:g>
                  <svg:desc>Graph.B8:Graph.B8</svg:desc>
                </draw:g>
              </table:table-cell>
              <table:table-cell office:value-type="float" office:value="65">
                <text:p>65</text:p>
                <draw:g>
                  <svg:desc>Graph.C8:Graph.C8</svg:desc>
                </draw:g>
              </table:table-cell>
              <table:table-cell office:value-type="float" office:value="73.504427262715">
                <text:p>73.504427262715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Graph.B3:Graph.B7</svg:desc>
                </draw:g>
              </table:table-cell>
              <table:table-cell office:value-type="float" office:value="73.504427262715">
                <text:p>73.504427262715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6.495572737285">
                <text:p>26.495572737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3.504427262715">
                <text:p>73.50442726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